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490937a" officeooo:paragraph-rsid="0490937a"/>
    </style:style>
    <style:style style:name="P2" style:family="paragraph" style:parent-style-name="Footnote">
      <style:text-properties officeooo:rsid="0491d852" officeooo:paragraph-rsid="0491d852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03ebad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3ebad" style:font-size-asian="13pt" style:font-weight-asian="bold" style:font-name-complex="Sanskrit 2003" style:font-size-complex="13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3ebad" style:font-size-asian="13pt" style:font-name-complex="Sanskrit 2003" style:font-size-complex="13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officeooo:paragraph-rsid="0003ebad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3ebad"/>
    </style:style>
    <style:style style:name="T1" style:family="text">
      <style:text-properties style:font-name="Sanskrit 2003" fo:font-size="13pt" style:font-size-asian="13pt" style:font-name-complex="Sanskrit 2003" style:font-size-complex="13pt"/>
    </style:style>
    <style:style style:name="T2" style:family="text">
      <style:text-properties style:font-name="Sanskrit 2003" fo:font-size="13pt" officeooo:rsid="0496bb15" style:font-size-asian="13pt" style:font-name-complex="Sanskrit 2003" style:font-size-complex="13pt"/>
    </style:style>
    <style:style style:name="T3" style:family="text">
      <style:text-properties style:font-name="Sanskrit 2003" fo:font-size="13pt" officeooo:rsid="0490937a" style:font-size-asian="13pt" style:font-name-complex="Sanskrit 2003" style:font-size-complex="13pt"/>
    </style:style>
    <style:style style:name="T4" style:family="text">
      <style:text-properties style:font-name="Sanskrit 2003" fo:font-size="13pt" officeooo:rsid="048f474b" style:font-size-asian="13pt" style:font-name-complex="Sanskrit 2003" style:font-size-complex="13pt"/>
    </style:style>
    <style:style style:name="T5" style:family="text">
      <style:text-properties style:font-name="Sanskrit 2003" fo:font-size="13pt" officeooo:rsid="04913691" style:font-size-asian="13pt" style:font-name-complex="Sanskrit 2003" style:font-size-complex="13pt"/>
    </style:style>
    <style:style style:name="T6" style:family="text">
      <style:text-properties style:font-name="Sanskrit 2003" fo:font-size="13pt" officeooo:rsid="0491d852" style:font-size-asian="13pt" style:font-name-complex="Sanskrit 2003" style:font-size-complex="13pt"/>
    </style:style>
    <style:style style:name="T7" style:family="text">
      <style:text-properties officeooo:rsid="048f474b"/>
    </style:style>
    <style:style style:name="T8" style:family="text">
      <style:text-properties officeooo:rsid="0491d852"/>
    </style:style>
    <style:style style:name="T9" style:family="text">
      <style:text-properties officeooo:rsid="04953779"/>
    </style:style>
    <style:style style:name="T10" style:family="text">
      <style:text-properties officeooo:rsid="04934da9"/>
    </style:style>
    <style:style style:name="T11" style:family="text">
      <style:text-properties officeooo:rsid="0496bb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अथ त्रिचत्वारिंशोऽध्यायः । </text:p>
      <text:p text:style-name="P6"><text:span text:style-name="T1">प्रासाददेवतास्थापन</text:span><text:span text:style-name="T2">भूतशान्त्यादिकथनम्</text:span></text:p>
      <text:p text:style-name="P7"><text:span text:style-name="T1"><text:s/>भगवानुवाच -<text:line-break/>प्रासादे देवताः स्थाप्या वक्ष्ये ब्रह्मन् शृणुष्व मे । <text:line-break/>पञ्चायत</text:span><text:span text:style-name="T3">न</text:span><text:span text:style-name="T1">मध्ये तु वासुदेवं निवेशयेत् ॥१</text:span><text:span text:style-name="T4">॥</text:span><text:span text:style-name="T1"> <text:line-break/>वामनं नृहरिञ्चाश्वशीर्षं तद्वञ्च शूकर</text:span><text:span text:style-name="T3">म्</text:span><text:span text:style-name="T1"> । <text:s/><text:line-break/>आग्नेये नैरृते चैव वायव्ये चेशगोचरे ॥२</text:span><text:span text:style-name="T4">॥</text:span><text:span text:style-name="T1"> <text:line-break/>अथ नारायणं मध्ये आग्नेय्यामम्बिकां न्यसेत् । <text:line-break/>नैरृत्यां भास्करं वायौ ब्रह्माणं लिङ्गमीशके ॥३</text:span><text:span text:style-name="T4">॥</text:span><text:span text:style-name="T1"> <text:line-break/>अथवा रुद्ररूपन्तु अथवा नवधामसु । <text:line-break/>वासुदेवं न्यसेन्मध्ये पूर्वादौ </text:span><text:span text:style-name="T1"><text:note text:id="ftn381" text:note-class="footnote"><text:note-citation>1</text:note-citation><text:note-body><text:p text:style-name="P1">रामरामकान्</text:p></text:note-body></text:note></text:span><text:span text:style-name="T1">वामवामकान् ॥४</text:span><text:span text:style-name="T4">॥</text:span><text:span text:style-name="T1"> <text:line-break/>इन्द्रादीन् लोकपालांश्च अथवा नवधामसु । <text:line-break/>पञ्चायतनकं कु</text:span><text:span text:style-name="T3">र्यान्</text:span><text:span text:style-name="T1">मध्ये तु पुरुषोत्तम</text:span><text:span text:style-name="T3">म्</text:span><text:span text:style-name="T1"> ॥५</text:span><text:span text:style-name="T4">॥</text:span><text:span text:style-name="T1"> <text:line-break/>लक्ष्मीवैश्रवणौ पूर्वं दक्षे मातृगणं न्यसेत् । <text:s/><text:line-break/>स्कन्दं गणेशमीशानं सूर्य्यादीन्पश्चिमे ग्रहान् ॥६</text:span><text:span text:style-name="T4">॥</text:span><text:span text:style-name="T1"> <text:line-break/>उत्तरे दश मत्स्यादीनाग्नेय्यां चण्डिकां तथा । <text:line-break/>नैरृत्यामम्बिकां स्थाप्य वायव्ये तु सरस्वती</text:span><text:span text:style-name="T3">म्</text:span><text:span text:style-name="T1"> ॥७</text:span><text:span text:style-name="T4">॥</text:span><text:span text:style-name="T1"> <text:line-break/>पद्मामैशे वासुदेवं मध्ये नारायणञ्च वा । <text:line-break/>त्रयोदशालये मध्ये विश्वरूपं न्यसेद्धरि</text:span><text:span text:style-name="T3">म्</text:span><text:span text:style-name="T1"> ॥८</text:span><text:span text:style-name="T4">॥</text:span><text:span text:style-name="T1"> <text:line-break/>पूर्वादौ केशवादीन्वा अन्यधामस्वयं हरि</text:span><text:span text:style-name="T3">ः</text:span><text:span text:style-name="T1"> <text:s/>। <text:s/><text:line-break/>मृ</text:span><text:span text:style-name="T3">न्म</text:span><text:span text:style-name="T1">यी दारुघटिता लोहजा रत्नजा तथा ॥९</text:span><text:span text:style-name="T4">॥</text:span><text:span text:style-name="T1"> <text:line-break/>शैलजा गन्धजा चैव </text:span><text:span text:style-name="T1"><text:note text:id="ftn382" text:note-class="footnote"><text:note-citation>2</text:note-citation><text:note-body><text:p text:style-name="P1">कौमुदी दशधा</text:p></text:note-body></text:note></text:span><text:span text:style-name="T1">कौसुमी सप्तधा स्मृता । <text:line-break/></text:span><text:soft-page-break/><text:span text:style-name="T1">कौसुमी गन्धजा चैव मृ</text:span><text:span text:style-name="T3">न्म</text:span><text:span text:style-name="T1">यी प्रतिमा तथा ॥१०</text:span><text:span text:style-name="T4">॥</text:span><text:span text:style-name="T1"> <text:line-break/>तत्कालपूजिताश्चैताः सर्वकामफलप्रदाः ।<text:line-break/>अथ शैलमयीं वक्ष्ये शिला यत्र च गृह्यते ॥११</text:span><text:span text:style-name="T4">॥</text:span><text:span text:style-name="T1"> <text:line-break/>पर्वतानामभावे च गृह्णीयाद्भूगतां शिला</text:span><text:span text:style-name="T3">म्</text:span><text:span text:style-name="T1"> । <text:line-break/>पाण्ड</text:span><text:span text:style-name="T3">ु</text:span><text:span text:style-name="T1">रा ह्यरुणा पीता कृष्णा शस्ता तु वर्णिना</text:span><text:span text:style-name="T3">म्</text:span><text:span text:style-name="T1"> ॥१२</text:span><text:span text:style-name="T4">॥</text:span><text:span text:style-name="T1"> <text:line-break/>न यदा लभ्यते सम्यग्वर्णिनां वर्णतः शिला ।<text:line-break/>वर्णाद्यापादनं तत्र जुहुयात्सिंहविद्यया ॥१३</text:span><text:span text:style-name="T4">॥</text:span><text:span text:style-name="T1"> <text:line-break/>शिलायां शुक्लरेखा</text:span><text:span text:style-name="T3">ऽ</text:span><text:span text:style-name="T1">ग्र्या कृष्णा</text:span><text:span text:style-name="T3">ऽ</text:span><text:span text:style-name="T1">ग्र्या सिंहहोमतः । <text:line-break/>कांस्यघण्टानिनादा स्यात्पुंलिङ्गा विस्फुलिङ्गिका ॥१४</text:span><text:span text:style-name="T4">॥</text:span><text:span text:style-name="T1"> <text:line-break/>तन्मन्दलक्षणा स्त्री स्याद्रूपाभावान्नपुंसका ।<text:line-break/>दृश्यते मण्डलं यस्यां सगर्भां तां विवर्जयेत् ॥१५</text:span><text:span text:style-name="T4">॥</text:span><text:span text:style-name="T1"> <text:line-break/>प्रतिमार्थं </text:span><text:span text:style-name="T5">धनं </text:span><text:span text:style-name="T6">दत्त्वा</text:span><text:span text:style-name="T1"> </text:span><text:span text:style-name="T6">वन'</text:span><text:span text:style-name="T1">यागं समाचरेत् । <text:line-break/>तत्र खात्वोपलिप्याथ मण्डपे तु हरिं यजेत् ॥१६</text:span><text:span text:style-name="T4">॥</text:span><text:span text:style-name="T1"> <text:line-break/>बलिं द</text:span><text:span text:style-name="T6">त्</text:span><text:span text:style-name="T1">त्वा क</text:span><text:span text:style-name="T6">र्म</text:span><text:span text:style-name="T1">शस्त्रं टङ्कादिकमथा</text:span><text:span text:style-name="T6">र्च</text:span><text:span text:style-name="T1">येत् ।<text:line-break/>हुत्वा</text:span><text:span text:style-name="T6">ऽ</text:span><text:span text:style-name="T1">थ शालितोयेन अस्त्रेण प्रोक्षयेच्छिला</text:span><text:span text:style-name="T6">म्</text:span><text:span text:style-name="T1"> ॥१७</text:span><text:span text:style-name="T4">॥</text:span><text:span text:style-name="T1"> <text:line-break/>रक्षां कृत्वा नृसिंहेन मूलमन्त्रेण पूजयेत् <text:s/>। <text:line-break/>हुत्वा पूर्णाहुतिं दद्यात्ततो भूतबलिं गुरुः ॥१८</text:span><text:span text:style-name="T4">॥</text:span><text:span text:style-name="T1"> </text:span></text:p>
      <text:p text:style-name="P5">अत्र ये संस्थिताः सत्त्वा यातुधानाश्च गुह्यकाः । <text:line-break/>सिद्धादयो वा ये चान्ये तान्सम्पूज्य क्षमापयेत् ॥१९<text:span text:style-name="T7">।</text:span> <text:line-break/>विष्णुबिम्बार्थमस्माकं यात्रैषा केशवाज्ञया । <text:line-break/>विष्ण्वर्थं यद्भवेत् का<text:span text:style-name="T8">र्यं</text:span> युष्माकमपि तद्भवेत् ॥२०<text:span text:style-name="T7">।</text:span> <text:line-break/>अनेन बलिदानेन प्रीता भवत सर्वथा । <text:line-break/>क्षेमेण गच्छतान्यत्र मु<text:span text:style-name="T8">क्त्वा</text:span> स्थानमिदं त्वरात् ॥२१<text:span text:style-name="T7">॥</text:span> <text:line-break/><text:soft-page-break/>एवं प्रबोधिता <text:span text:style-name="T8">मुक्त्वा</text:span> यान्ति तृप्ता यथासुख<text:span text:style-name="T8">म्</text:span> । <text:line-break/>शिल्पिभिश्च चरुं प्राश्य स्वप्नमन्त्रं जपेन्निशि ॥२२<text:span text:style-name="T7">॥</text:span> <text:line-break/><text:span text:style-name="T8">ॐ</text:span> नमः सकललोकाय विष्णवे प्रभविष्णवे । <text:line-break/>विश्वाय विश्वरूपाय स्वप्नाधिपतये <text:s/>नमः ॥२३<text:span text:style-name="T7">।</text:span> <text:line-break/>आचक्ष्व देव देवेश <text:note text:id="ftn383" text:note-class="footnote"><text:note-citation>3</text:note-citation><text:note-body><text:p text:style-name="P2">प्रपन्नोऽस्मि</text:p></text:note-body></text:note>प्रसुप्तो<text:span text:style-name="T9">ऽ</text:span>स्मि तवान्तिक<text:span text:style-name="T8">म्</text:span> । <text:s/><text:line-break/>स्वप्ने सर्वाणि का<text:span text:style-name="T8">र्या</text:span>णि हृदिस्थानि तु यानि मे ॥२४<text:span text:style-name="T7">॥</text:span> <text:line-break/><text:span text:style-name="T10">ॐ</text:span> <text:span text:style-name="T10">ॐ</text:span> ह्रूं फट् विष्णवे स्वाहा ।<text:line-break/>शुभे स्वप्ने शुभं सर्वं ह्यशुभे सिंहहोमतः । <text:line-break/>प्रातरर्घ्यं शिलायां तु दत्वा<text:span text:style-name="T10">ऽ</text:span>स्त्रेणास्त्रकं यजेत् ॥२५<text:span text:style-name="T7">॥</text:span><text:line-break/>कुद्दालटङ्कशस्त्राद्यं मध्वा<text:span text:style-name="T10">ज्या</text:span>क्तमुखञ्चरेत् । <text:s/><text:line-break/>आत्मानं चिन्तयेद्विष्णुं शिल्पिनं विश्वक<text:span text:style-name="T11">र्म</text:span>क<text:span text:style-name="T11">म्</text:span> ॥२६<text:span text:style-name="T7">॥</text:span> <text:line-break/>शस्त्रं विष्ण्वात्मकं दद्या<text:span text:style-name="T11">न्</text:span>मुखपृष्ठादि दर्शयेत् । <text:s/><text:line-break/>जितेन्द्रिय<text:span text:style-name="T11">ष्</text:span>टङ्कहस्तः शिल्पी तु चतुरस्रका<text:span text:style-name="T11">म्</text:span> ॥२७<text:span text:style-name="T7">॥</text:span> </text:p>
      <text:p text:style-name="P3">शिलां कृत्वा पिण्डिकार्थं किञ्चिन्न्यूनान्तु कल्पयेत् । <text:s/><text:line-break/>रथे स्थाप्य समानीय सवस्त्रां कारुवेश्मनि । <text:line-break/>पूजयित्वा<text:span text:style-name="T11">ऽ</text:span>थ घटयेत्प्रतिमां स तु क<text:span text:style-name="T11">र्म</text:span>कृत् ॥२८॥ <text:s/></text:p>
      <text:p text:style-name="Text_20_body">इत्यादि महापुराणे आग्नेये शान्त्यादिवर्णनं नाम त्रिचत्वारिंश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center" style:justify-single-word="false"/>
      <style:text-properties style:font-name="Sanskrit 2003" fo:font-family="'Sanskrit 2003'" style:font-family-generic="swiss" style:font-pitch="variable" fo:font-size="13pt" style:font-size-asian="13pt" style:font-name-complex="Sanskrit 2003" style:font-family-complex="'Sanskrit 2003'" style:font-family-generic-complex="swiss" style:font-pitch-complex="variable" style:font-size-complex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2:43:34.544191089</meta:creation-date>
    <dc:date>2017-05-02T12:44:56.351806269</dc:date>
    <meta:editing-duration>PT1M22S</meta:editing-duration>
    <meta:editing-cycles>1</meta:editing-cycles>
    <meta:document-statistic meta:table-count="0" meta:image-count="0" meta:object-count="0" meta:page-count="3" meta:paragraph-count="9" meta:word-count="352" meta:character-count="1587" meta:non-whitespace-character-count="1179"/>
    <meta:generator>LibreOffice/5.1.6.2$Linux_X86_64 LibreOffice_project/10m0$Build-2</meta:generator>
  </office:meta>
</office:document-meta>
</file>